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wertech Test Lo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 step =1.00 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ycle 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skin1</text:p>
          </table:table-cell>
          <table:table-cell office:value-type="string" table:style-name="ce1">
            <text:p>Tair2</text:p>
          </table:table-cell>
          <table:table-cell office:value-type="string" table:style-name="ce1">
            <text:p>Tfluid</text:p>
          </table:table-cell>
          <table:table-cell office:value-type="string" table:style-name="ce1">
            <text:p>Ptank</text:p>
          </table:table-cell>
          <table:table-cell office:value-type="string" table:style-name="ce1">
            <text:p>Cycle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8.664486437944802" table:style-name="ce1">
            <text:p>88.66448644</text:p>
          </table:table-cell>
          <table:table-cell office:value-type="float" office:value="90.604733460076204" table:style-name="ce1">
            <text:p>90.60473346</text:p>
          </table:table-cell>
          <table:table-cell office:value-type="float" office:value="87.895984161224007" table:style-name="ce1">
            <text:p>87.89598416</text:p>
          </table:table-cell>
          <table:table-cell office:value-type="float" office:value="43.800835118164798" table:style-name="ce1">
            <text:p>43.80083512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.688774298427404" table:style-name="ce1">
            <text:p>88.6887743</text:p>
          </table:table-cell>
          <table:table-cell office:value-type="float" office:value="90.622186154201302" table:style-name="ce1">
            <text:p>90.62218615</text:p>
          </table:table-cell>
          <table:table-cell office:value-type="float" office:value="87.899907519234304" table:style-name="ce1">
            <text:p>87.89990752</text:p>
          </table:table-cell>
          <table:table-cell office:value-type="float" office:value="43.8313223331999" table:style-name="ce1">
            <text:p>43.83132233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.675922121155693" table:style-name="ce1">
            <text:p>88.67592212</text:p>
          </table:table-cell>
          <table:table-cell office:value-type="float" office:value="90.620300972146595" table:style-name="ce1">
            <text:p>90.62030097</text:p>
          </table:table-cell>
          <table:table-cell office:value-type="float" office:value="87.903700564011501" table:style-name="ce1">
            <text:p>87.90370056</text:p>
          </table:table-cell>
          <table:table-cell office:value-type="float" office:value="43.760571746038899" table:style-name="ce1">
            <text:p>43.76057175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8.6915062660388" table:style-name="ce1">
            <text:p>88.69150627</text:p>
          </table:table-cell>
          <table:table-cell office:value-type="float" office:value="90.631522155162102" table:style-name="ce1">
            <text:p>90.63152216</text:p>
          </table:table-cell>
          <table:table-cell office:value-type="float" office:value="87.902786417685306" table:style-name="ce1">
            <text:p>87.90278642</text:p>
          </table:table-cell>
          <table:table-cell office:value-type="float" office:value="43.583698819859599" table:style-name="ce1">
            <text:p>43.58369882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.689617955559498" table:style-name="ce1">
            <text:p>88.68961796</text:p>
          </table:table-cell>
          <table:table-cell office:value-type="float" office:value="90.646801946348006" table:style-name="ce1">
            <text:p>90.64680195</text:p>
          </table:table-cell>
          <table:table-cell office:value-type="float" office:value="87.900872050354906" table:style-name="ce1">
            <text:p>87.90087205</text:p>
          </table:table-cell>
          <table:table-cell office:value-type="float" office:value="43.859634184873897" table:style-name="ce1">
            <text:p>43.85963418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.691685356037993" table:style-name="ce1">
            <text:p>88.69168536</text:p>
          </table:table-cell>
          <table:table-cell office:value-type="float" office:value="90.607014751853896" table:style-name="ce1">
            <text:p>90.60701475</text:p>
          </table:table-cell>
          <table:table-cell office:value-type="float" office:value="87.893198199369394" table:style-name="ce1">
            <text:p>87.8931982</text:p>
          </table:table-cell>
          <table:table-cell office:value-type="float" office:value="43.746417591057799" table:style-name="ce1">
            <text:p>43.74641759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8.699875544177601" table:style-name="ce1">
            <text:p>88.69987554</text:p>
          </table:table-cell>
          <table:table-cell office:value-type="float" office:value="90.597617362385805" table:style-name="ce1">
            <text:p>90.59761736</text:p>
          </table:table-cell>
          <table:table-cell office:value-type="float" office:value="87.901022155953498" table:style-name="ce1">
            <text:p>87.90102216</text:p>
          </table:table-cell>
          <table:table-cell office:value-type="float" office:value="43.902075399561397" table:style-name="ce1">
            <text:p>43.9020754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8.694257064369907" table:style-name="ce1">
            <text:p>88.69425706</text:p>
          </table:table-cell>
          <table:table-cell office:value-type="float" office:value="90.658664919261298" table:style-name="ce1">
            <text:p>90.65866492</text:p>
          </table:table-cell>
          <table:table-cell office:value-type="float" office:value="87.909945450944093" table:style-name="ce1">
            <text:p>87.90994545</text:p>
          </table:table-cell>
          <table:table-cell office:value-type="float" office:value="43.406827310379597" table:style-name="ce1">
            <text:p>43.40682731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8.691753560659194" table:style-name="ce1">
            <text:p>88.69175356</text:p>
          </table:table-cell>
          <table:table-cell office:value-type="float" office:value="90.640030144669794" table:style-name="ce1">
            <text:p>90.64003014</text:p>
          </table:table-cell>
          <table:table-cell office:value-type="float" office:value="87.904224414261904" table:style-name="ce1">
            <text:p>87.90422441</text:p>
          </table:table-cell>
          <table:table-cell office:value-type="float" office:value="43.824252516214401" table:style-name="ce1">
            <text:p>43.82425252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8.688302226273294" table:style-name="ce1">
            <text:p>88.68830223</text:p>
          </table:table-cell>
          <table:table-cell office:value-type="float" office:value="90.745884332967407" table:style-name="ce1">
            <text:p>90.74588433</text:p>
          </table:table-cell>
          <table:table-cell office:value-type="float" office:value="87.899878655093701" table:style-name="ce1">
            <text:p>87.89987866</text:p>
          </table:table-cell>
          <table:table-cell office:value-type="float" office:value="43.880857448499903" table:style-name="ce1">
            <text:p>43.88085745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8.713822486333797" table:style-name="ce1">
            <text:p>88.71382249</text:p>
          </table:table-cell>
          <table:table-cell office:value-type="float" office:value="90.885312228903302" table:style-name="ce1">
            <text:p>90.88531223</text:p>
          </table:table-cell>
          <table:table-cell office:value-type="float" office:value="87.907964149621804" table:style-name="ce1">
            <text:p>87.90796415</text:p>
          </table:table-cell>
          <table:table-cell office:value-type="float" office:value="43.873778423068302" table:style-name="ce1">
            <text:p>43.87377842</text:p>
          </table:table-cell>
          <table:table-cell office:value-type="float" office:value="207" table:style-name="ce1">
            <text:p>207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Gill, Jashan</meta:initial-creator>
    <dc:creator>Gill, Jashan</dc:creator>
    <meta:creation-date>2026-01-27T16:52:01Z</meta:creation-date>
    <dc:date>2026-01-27T16:52:48Z</dc:date>
  </office:meta>
</office:document-meta>
</file>